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ntity.setF14( Object f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Instance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A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18( Double f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8( Integer f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16( Float f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L3( List &lt; Integer &gt; l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L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12( BigDecimal f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1( boolean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L2( List &lt; Short &gt; l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is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2( Boolean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7( int f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A1( String a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15( float f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L4( List &lt; Long &gt; l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L1( List &lt; Byte &gt; l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13( String f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9( long f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4( Byte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L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D1( Date d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D2( Date d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6( Short f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A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A3( String a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A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L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L0( List &lt; Boolean &gt; l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10( Long f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11( BigInteger f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L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5( short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3( byte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A2( String a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setF17( double f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ntity.getF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